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939.17pt" svg:height="387.75pt" svg:x="3.12pt" svg:y="1295.83pt">
            <draw:object draw:notify-on-update-of-ranges="out.A1:out.A1 out.A2:out.A101 out.C1:out.C1 out.C2:out.C101 out.A1:out.A1 out.A2:out.A101 out.D1:out.D1 out.D2:out.D101 out.A1:out.A1 out.A2:out.A101 out.E1:out.E1 out.E2:out.E101 out.A1:out.A1 out.A2:out.A101 out.F1:out.F1 out.F2:out.F101 out.A1:out.A1 out.A2:out.A101 out.G1:out.G1 out.G2:out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  <table:table-cell office:value-type="string" calcext:value-type="string">
            <text:p>Average hydrocarbon product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142" calcext:value-type="float">
            <text:p>0.0014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0131" calcext:value-type="float">
            <text:p>0.0013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21" calcext:value-type="float">
            <text:p>3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1605" calcext:value-type="float">
            <text:p>0.00160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37" calcext:value-type="float">
            <text:p>2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9306" calcext:value-type="float">
            <text:p>0.930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365" calcext:value-type="float">
            <text:p>0.0036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417" calcext:value-type="float">
            <text:p>0.0041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498" calcext:value-type="float">
            <text:p>14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0749" calcext:value-type="float">
            <text:p>0.007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99" calcext:value-type="float">
            <text:p>18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09495" calcext:value-type="float">
            <text:p>0.00949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658" calcext:value-type="float">
            <text:p>265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329" calcext:value-type="float">
            <text:p>0.0132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543" calcext:value-type="float">
            <text:p>35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017715" calcext:value-type="float">
            <text:p>0.01771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097" calcext:value-type="float">
            <text:p>40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20485" calcext:value-type="float">
            <text:p>0.02048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101" calcext:value-type="float">
            <text:p>510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25505" calcext:value-type="float">
            <text:p>0.0255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756" calcext:value-type="float">
            <text:p>575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02878" calcext:value-type="float">
            <text:p>0.0287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503" calcext:value-type="float">
            <text:p>65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032515" calcext:value-type="float">
            <text:p>0.03251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307" calcext:value-type="float">
            <text:p>7307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036535" calcext:value-type="float">
            <text:p>0.03653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774" calcext:value-type="float">
            <text:p>777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03887" calcext:value-type="float">
            <text:p>0.0388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8088" calcext:value-type="float">
            <text:p>808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467" calcext:value-type="float">
            <text:p>0.467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04044" calcext:value-type="float">
            <text:p>0.040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032" calcext:value-type="float">
            <text:p>80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04016" calcext:value-type="float">
            <text:p>0.0401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6" calcext:value-type="float">
            <text:p>96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3554" calcext:value-type="float">
            <text:p>0.3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3609" calcext:value-type="float">
            <text:p>0.3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3483" calcext:value-type="float">
            <text:p>0.3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6101" calcext:value-type="float">
            <text:p>0.61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3549" calcext:value-type="float">
            <text:p>0.3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3561" calcext:value-type="float">
            <text:p>0.3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3472" calcext:value-type="float">
            <text:p>0.3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3444" calcext:value-type="float">
            <text:p>0.3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3422" calcext:value-type="float">
            <text:p>0.3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031" calcext:value-type="float">
            <text:p>0.031</text:p>
          </table:table-cell>
          <table:table-cell office:value-type="float" office:value="0.3459" calcext:value-type="float">
            <text:p>0.3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038" calcext:value-type="float">
            <text:p>0.038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3403" calcext:value-type="float">
            <text:p>0.3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032" calcext:value-type="float">
            <text:p>0.032</text:p>
          </table:table-cell>
          <table:table-cell office:value-type="float" office:value="0.3298" calcext:value-type="float">
            <text:p>0.3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3317" calcext:value-type="float">
            <text:p>0.3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3245" calcext:value-type="float">
            <text:p>0.3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3212" calcext:value-type="float">
            <text:p>0.3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3179" calcext:value-type="float">
            <text:p>0.3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3173" calcext:value-type="float">
            <text:p>0.3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3096" calcext:value-type="float">
            <text:p>0.3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3121" calcext:value-type="float">
            <text:p>0.3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3023" calcext:value-type="float">
            <text:p>0.3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6782" calcext:value-type="float">
            <text:p>0.6782</text:p>
          </table:table-cell>
          <table:table-cell office:value-type="float" office:value="0.032" calcext:value-type="float">
            <text:p>0.032</text:p>
          </table:table-cell>
          <table:table-cell office:value-type="float" office:value="0.2898" calcext:value-type="float">
            <text:p>0.2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2953" calcext:value-type="float">
            <text:p>0.2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2873" calcext:value-type="float">
            <text:p>0.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741" calcext:value-type="float">
            <text:p>0.2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2669" calcext:value-type="float">
            <text:p>0.2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7031" calcext:value-type="float">
            <text:p>0.7031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2655" calcext:value-type="float">
            <text:p>0.2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2648" calcext:value-type="float">
            <text:p>0.2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03" calcext:value-type="float">
            <text:p>0.03</text:p>
          </table:table-cell>
          <table:table-cell office:value-type="float" office:value="0.2538" calcext:value-type="float">
            <text:p>0.2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411" calcext:value-type="float">
            <text:p>0.241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2355" calcext:value-type="float">
            <text:p>0.2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2273" calcext:value-type="float">
            <text:p>0.2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2216" calcext:value-type="float">
            <text:p>0.2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2202" calcext:value-type="float">
            <text:p>0.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7691" calcext:value-type="float">
            <text:p>0.769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2053" calcext:value-type="float">
            <text:p>0.2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2038" calcext:value-type="float">
            <text:p>0.2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2008" calcext:value-type="float">
            <text:p>0.2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7866" calcext:value-type="float">
            <text:p>0.786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878" calcext:value-type="float">
            <text:p>0.1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809" calcext:value-type="float">
            <text:p>0.1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687" calcext:value-type="float">
            <text:p>0.1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601" calcext:value-type="float">
            <text:p>0.1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8195" calcext:value-type="float">
            <text:p>0.81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577" calcext:value-type="float">
            <text:p>0.1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534" calcext:value-type="float">
            <text:p>0.1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449" calcext:value-type="float">
            <text:p>0.1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1337" calcext:value-type="float">
            <text:p>0.1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109" calcext:value-type="float">
            <text:p>0.1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98" calcext:value-type="float">
            <text:p>0.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013" calcext:value-type="float">
            <text:p>0.1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933" calcext:value-type="float">
            <text:p>0.0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822" calcext:value-type="float">
            <text:p>0.0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999" calcext:value-type="float">
            <text:p>0.849999</text:p>
          </table:table-cell>
          <table:table-cell office:value-type="float" office:value="0" calcext:value-type="float">
            <text:p>0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763" calcext:value-type="float">
            <text:p>0.0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999" calcext:value-type="float">
            <text:p>0.859999</text:p>
          </table:table-cell>
          <table:table-cell office:value-type="float" office:value="0" calcext:value-type="float">
            <text:p>0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743" calcext:value-type="float">
            <text:p>0.0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999" calcext:value-type="float">
            <text:p>0.869999</text:p>
          </table:table-cell>
          <table:table-cell office:value-type="float" office:value="0" calcext:value-type="float">
            <text:p>0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634" calcext:value-type="float">
            <text:p>0.0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999" calcext:value-type="float">
            <text:p>0.879999</text:p>
          </table:table-cell>
          <table:table-cell office:value-type="float" office:value="0" calcext:value-type="float">
            <text:p>0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999" calcext:value-type="float">
            <text:p>0.889999</text:p>
          </table:table-cell>
          <table:table-cell office:value-type="float" office:value="0" calcext:value-type="float">
            <text:p>0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565" calcext:value-type="float">
            <text:p>0.0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999" calcext:value-type="float">
            <text:p>0.899999</text:p>
          </table:table-cell>
          <table:table-cell office:value-type="float" office:value="0" calcext:value-type="float">
            <text:p>0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74" calcext:value-type="float">
            <text:p>0.0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999" calcext:value-type="float">
            <text:p>0.909999</text:p>
          </table:table-cell>
          <table:table-cell office:value-type="float" office:value="0" calcext:value-type="float">
            <text:p>0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438" calcext:value-type="float">
            <text:p>0.0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999" calcext:value-type="float">
            <text:p>0.919999</text:p>
          </table:table-cell>
          <table:table-cell office:value-type="float" office:value="0" calcext:value-type="float">
            <text:p>0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05" calcext:value-type="float">
            <text:p>0.0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999" calcext:value-type="float">
            <text:p>0.929999</text:p>
          </table:table-cell>
          <table:table-cell office:value-type="float" office:value="0" calcext:value-type="float">
            <text:p>0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55" calcext:value-type="float">
            <text:p>0.0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99" calcext:value-type="float">
            <text:p>0.939999</text:p>
          </table:table-cell>
          <table:table-cell office:value-type="float" office:value="0" calcext:value-type="float">
            <text:p>0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85" calcext:value-type="float">
            <text:p>0.0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999" calcext:value-type="float">
            <text:p>0.949999</text:p>
          </table:table-cell>
          <table:table-cell office:value-type="float" office:value="0" calcext:value-type="float">
            <text:p>0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999" calcext:value-type="float">
            <text:p>0.959999</text:p>
          </table:table-cell>
          <table:table-cell office:value-type="float" office:value="0" calcext:value-type="float">
            <text:p>0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89" calcext:value-type="float">
            <text:p>0.0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999" calcext:value-type="float">
            <text:p>0.969999</text:p>
          </table:table-cell>
          <table:table-cell office:value-type="float" office:value="0" calcext:value-type="float">
            <text:p>0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28" calcext:value-type="float">
            <text:p>0.0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999" calcext:value-type="float">
            <text:p>0.979999</text:p>
          </table:table-cell>
          <table:table-cell office:value-type="float" office:value="0" calcext:value-type="float">
            <text:p>0</text:p>
          </table:table-cell>
          <table:table-cell office:value-type="float" office:value="0.9902" calcext:value-type="float">
            <text:p>0.9902</text:p>
          </table:table-cell>
          <table:table-cell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999" calcext:value-type="float">
            <text:p>0.989999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" calcext:value-type="float">
            <text:p>0.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14T16:23:15.624000000</dc:date>
    <meta:editing-duration>PT1M27S</meta:editing-duration>
    <meta:editing-cycles>1</meta:editing-cycles>
    <meta:document-statistic meta:table-count="1" meta:cell-count="707" meta:object-count="1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33cm" svg:height="13.68cm" xlink:href=".." xlink:type="simple" chart:class="chart:scatter" chart:style-name="ch1">
        <chart:legend chart:legend-position="end" svg:x="26.788cm" svg:y="5.545cm" style:legend-expansion="high" chart:style-name="ch2"/>
        <chart:plot-area chart:style-name="ch3" table:cell-range-address="out.A1:out.A101 out.C1:out.G101" chart:data-source-has-labels="row" svg:x="0.662cm" svg:y="0.273cm" svg:width="25.464cm" svg:height="13.134cm">
          <chartooo:coordinate-region svg:x="1.389cm" svg:y="0.473cm" svg:width="24.497cm" svg:height="12.2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C2:out.C101" chart:label-cell-address="out.C1:out.C1" chart:class="chart:scatter">
            <chart:domain table:cell-range-address="out.A2:out.A101"/>
            <chart:data-point chart:repeated="100"/>
          </chart:series>
          <chart:series chart:style-name="ch7" chart:values-cell-range-address="out.D2:out.D101" chart:label-cell-address="out.D1:out.D1" chart:class="chart:scatter">
            <chart:data-point chart:repeated="100"/>
          </chart:series>
          <chart:series chart:style-name="ch8" chart:values-cell-range-address="out.E2:out.E101" chart:label-cell-address="out.E1:out.E1" chart:class="chart:scatter">
            <chart:data-point chart:repeated="100"/>
          </chart:series>
          <chart:series chart:style-name="ch9" chart:values-cell-range-address="out.F2:out.F101" chart:label-cell-address="out.F1:out.F1" chart:class="chart:scatter">
            <chart:data-point chart:repeated="100"/>
          </chart:series>
          <chart:series chart:style-name="ch10" chart:values-cell-range-address="out.G2:out.G101" chart:label-cell-address="out.G1:out.G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  <table:table-cell office:value-type="string">
                <text:p>Average hydrocarbon production</text:p>
                <draw:g>
                  <svg:desc>out.G1:o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out.A2:out.A101</svg:desc>
                </draw:g>
              </table:table-cell>
              <table:table-cell office:value-type="float" office:value="0">
                <text:p>0</text:p>
                <draw:g>
                  <svg:desc>out.C2:out.C101</svg:desc>
                </draw:g>
              </table:table-cell>
              <table:table-cell office:value-type="float" office:value="0.94">
                <text:p>0.94</text:p>
                <draw:g>
                  <svg:desc>out.D2:out.D101</svg:desc>
                </draw:g>
              </table:table-cell>
              <table:table-cell office:value-type="float" office:value="0.0007">
                <text:p>0.0007</text:p>
                <draw:g>
                  <svg:desc>out.E2:out.E101</svg:desc>
                </draw:g>
              </table:table-cell>
              <table:table-cell office:value-type="float" office:value="0.0593">
                <text:p>0.0593</text:p>
                <draw:g>
                  <svg:desc>out.F2:out.F101</svg:desc>
                </draw:g>
              </table:table-cell>
              <table:table-cell office:value-type="float" office:value="0.00064">
                <text:p>0.00064</text:p>
                <draw:g>
                  <svg:desc>out.G2:out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9396">
                <text:p>0.9396</text:p>
              </table:table-cell>
              <table:table-cell office:value-type="float" office:value="0.0006">
                <text:p>0.0006</text:p>
              </table:table-cell>
              <table:table-cell office:value-type="float" office:value="0.0598">
                <text:p>0.0598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9504">
                <text:p>0.9504</text:p>
              </table:table-cell>
              <table:table-cell office:value-type="float" office:value="0.0006">
                <text:p>0.0006</text:p>
              </table:table-cell>
              <table:table-cell office:value-type="float" office:value="0.049">
                <text:p>0.04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9678">
                <text:p>0.9678</text:p>
              </table:table-cell>
              <table:table-cell office:value-type="float" office:value="0.0016">
                <text:p>0.0016</text:p>
              </table:table-cell>
              <table:table-cell office:value-type="float" office:value="0.0306">
                <text:p>0.0306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2">
                <text:p>0.0002</text:p>
              </table:table-cell>
              <table:table-cell office:value-type="float" office:value="0.9612">
                <text:p>0.9612</text:p>
              </table:table-cell>
              <table:table-cell office:value-type="float" office:value="0.0016">
                <text:p>0.0016</text:p>
              </table:table-cell>
              <table:table-cell office:value-type="float" office:value="0.037">
                <text:p>0.037</text:p>
              </table:table-cell>
              <table:table-cell office:value-type="float" office:value="0.001605">
                <text:p>0.00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1">
                <text:p>0.0001</text:p>
              </table:table-cell>
              <table:table-cell office:value-type="float" office:value="0.9718">
                <text:p>0.9718</text:p>
              </table:table-cell>
              <table:table-cell office:value-type="float" office:value="0.0024">
                <text:p>0.0024</text:p>
              </table:table-cell>
              <table:table-cell office:value-type="float" office:value="0.0257">
                <text:p>0.0257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9306">
                <text:p>0.9306</text:p>
              </table:table-cell>
              <table:table-cell office:value-type="float" office:value="0.0052">
                <text:p>0.0052</text:p>
              </table:table-cell>
              <table:table-cell office:value-type="float" office:value="0.0642">
                <text:p>0.0642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9346">
                <text:p>0.9346</text:p>
              </table:table-cell>
              <table:table-cell office:value-type="float" office:value="0.0049">
                <text:p>0.0049</text:p>
              </table:table-cell>
              <table:table-cell office:value-type="float" office:value="0.0605">
                <text:p>0.0605</text:p>
              </table:table-cell>
              <table:table-cell office:value-type="float" office:value="0.00417">
                <text:p>0.00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1">
                <text:p>0.0001</text:p>
              </table:table-cell>
              <table:table-cell office:value-type="float" office:value="0.8858">
                <text:p>0.8858</text:p>
              </table:table-cell>
              <table:table-cell office:value-type="float" office:value="0.0097">
                <text:p>0.0097</text:p>
              </table:table-cell>
              <table:table-cell office:value-type="float" office:value="0.1044">
                <text:p>0.1044</text:p>
              </table:table-cell>
              <table:table-cell office:value-type="float" office:value="0.00749">
                <text:p>0.0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4">
                <text:p>0.0004</text:p>
              </table:table-cell>
              <table:table-cell office:value-type="float" office:value="0.8642">
                <text:p>0.8642</text:p>
              </table:table-cell>
              <table:table-cell office:value-type="float" office:value="0.0126">
                <text:p>0.0126</text:p>
              </table:table-cell>
              <table:table-cell office:value-type="float" office:value="0.1228">
                <text:p>0.1228</text:p>
              </table:table-cell>
              <table:table-cell office:value-type="float" office:value="0.009495">
                <text:p>0.009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17">
                <text:p>0.0017</text:p>
              </table:table-cell>
              <table:table-cell office:value-type="float" office:value="0.8096">
                <text:p>0.8096</text:p>
              </table:table-cell>
              <table:table-cell office:value-type="float" office:value="0.0217">
                <text:p>0.0217</text:p>
              </table:table-cell>
              <table:table-cell office:value-type="float" office:value="0.167">
                <text:p>0.167</text:p>
              </table:table-cell>
              <table:table-cell office:value-type="float" office:value="0.01329">
                <text:p>0.01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17">
                <text:p>0.0017</text:p>
              </table:table-cell>
              <table:table-cell office:value-type="float" office:value="0.7516">
                <text:p>0.7516</text:p>
              </table:table-cell>
              <table:table-cell office:value-type="float" office:value="0.0308">
                <text:p>0.0308</text:p>
              </table:table-cell>
              <table:table-cell office:value-type="float" office:value="0.2159">
                <text:p>0.2159</text:p>
              </table:table-cell>
              <table:table-cell office:value-type="float" office:value="0.017715">
                <text:p>0.017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22">
                <text:p>0.0022</text:p>
              </table:table-cell>
              <table:table-cell office:value-type="float" office:value="0.742">
                <text:p>0.742</text:p>
              </table:table-cell>
              <table:table-cell office:value-type="float" office:value="0.0308">
                <text:p>0.0308</text:p>
              </table:table-cell>
              <table:table-cell office:value-type="float" office:value="0.225">
                <text:p>0.225</text:p>
              </table:table-cell>
              <table:table-cell office:value-type="float" office:value="0.020485">
                <text:p>0.020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36">
                <text:p>0.0036</text:p>
              </table:table-cell>
              <table:table-cell office:value-type="float" office:value="0.6752">
                <text:p>0.6752</text:p>
              </table:table-cell>
              <table:table-cell office:value-type="float" office:value="0.0479">
                <text:p>0.0479</text:p>
              </table:table-cell>
              <table:table-cell office:value-type="float" office:value="0.2733">
                <text:p>0.2733</text:p>
              </table:table-cell>
              <table:table-cell office:value-type="float" office:value="0.025505">
                <text:p>0.025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67">
                <text:p>0.0067</text:p>
              </table:table-cell>
              <table:table-cell office:value-type="float" office:value="0.6476">
                <text:p>0.6476</text:p>
              </table:table-cell>
              <table:table-cell office:value-type="float" office:value="0.0519">
                <text:p>0.0519</text:p>
              </table:table-cell>
              <table:table-cell office:value-type="float" office:value="0.2938">
                <text:p>0.2938</text:p>
              </table:table-cell>
              <table:table-cell office:value-type="float" office:value="0.02878">
                <text:p>0.02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93">
                <text:p>0.0093</text:p>
              </table:table-cell>
              <table:table-cell office:value-type="float" office:value="0.608">
                <text:p>0.608</text:p>
              </table:table-cell>
              <table:table-cell office:value-type="float" office:value="0.0631">
                <text:p>0.0631</text:p>
              </table:table-cell>
              <table:table-cell office:value-type="float" office:value="0.3196">
                <text:p>0.3196</text:p>
              </table:table-cell>
              <table:table-cell office:value-type="float" office:value="0.032515">
                <text:p>0.032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114">
                <text:p>0.0114</text:p>
              </table:table-cell>
              <table:table-cell office:value-type="float" office:value="0.5534">
                <text:p>0.5534</text:p>
              </table:table-cell>
              <table:table-cell office:value-type="float" office:value="0.0753">
                <text:p>0.0753</text:p>
              </table:table-cell>
              <table:table-cell office:value-type="float" office:value="0.3599">
                <text:p>0.3599</text:p>
              </table:table-cell>
              <table:table-cell office:value-type="float" office:value="0.036535">
                <text:p>0.036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179">
                <text:p>0.0179</text:p>
              </table:table-cell>
              <table:table-cell office:value-type="float" office:value="0.5202">
                <text:p>0.5202</text:p>
              </table:table-cell>
              <table:table-cell office:value-type="float" office:value="0.0796">
                <text:p>0.0796</text:p>
              </table:table-cell>
              <table:table-cell office:value-type="float" office:value="0.3823">
                <text:p>0.3823</text:p>
              </table:table-cell>
              <table:table-cell office:value-type="float" office:value="0.03887">
                <text:p>0.03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292">
                <text:p>0.0292</text:p>
              </table:table-cell>
              <table:table-cell office:value-type="float" office:value="0.467">
                <text:p>0.467</text:p>
              </table:table-cell>
              <table:table-cell office:value-type="float" office:value="0.1001">
                <text:p>0.1001</text:p>
              </table:table-cell>
              <table:table-cell office:value-type="float" office:value="0.4037">
                <text:p>0.4037</text:p>
              </table:table-cell>
              <table:table-cell office:value-type="float" office:value="0.04044">
                <text:p>0.04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57">
                <text:p>0.057</text:p>
              </table:table-cell>
              <table:table-cell office:value-type="float" office:value="0.3898">
                <text:p>0.3898</text:p>
              </table:table-cell>
              <table:table-cell office:value-type="float" office:value="0.1233">
                <text:p>0.1233</text:p>
              </table:table-cell>
              <table:table-cell office:value-type="float" office:value="0.4299">
                <text:p>0.4299</text:p>
              </table:table-cell>
              <table:table-cell office:value-type="float" office:value="0.04016">
                <text:p>0.04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6207">
                <text:p>0.6207</text:p>
              </table:table-cell>
              <table:table-cell office:value-type="float" office:value="0.0228">
                <text:p>0.0228</text:p>
              </table:table-cell>
              <table:table-cell office:value-type="float" office:value="0.3564">
                <text:p>0.356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6126">
                <text:p>0.6126</text:p>
              </table:table-cell>
              <table:table-cell office:value-type="float" office:value="0.0304">
                <text:p>0.0304</text:p>
              </table:table-cell>
              <table:table-cell office:value-type="float" office:value="0.3474">
                <text:p>0.3474</text:p>
              </table:table-cell>
              <table:table-cell office:value-type="float" office:value="0.0096">
                <text:p>0.0096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618">
                <text:p>0.618</text:p>
              </table:table-cell>
              <table:table-cell office:value-type="float" office:value="0.0282">
                <text:p>0.0282</text:p>
              </table:table-cell>
              <table:table-cell office:value-type="float" office:value="0.3535">
                <text:p>0.3535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6103">
                <text:p>0.6103</text:p>
              </table:table-cell>
              <table:table-cell office:value-type="float" office:value="0.0304">
                <text:p>0.0304</text:p>
              </table:table-cell>
              <table:table-cell office:value-type="float" office:value="0.3592">
                <text:p>0.359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6122">
                <text:p>0.6122</text:p>
              </table:table-cell>
              <table:table-cell office:value-type="float" office:value="0.0324">
                <text:p>0.0324</text:p>
              </table:table-cell>
              <table:table-cell office:value-type="float" office:value="0.3554">
                <text:p>0.3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6076">
                <text:p>0.6076</text:p>
              </table:table-cell>
              <table:table-cell office:value-type="float" office:value="0.0374">
                <text:p>0.0374</text:p>
              </table:table-cell>
              <table:table-cell office:value-type="float" office:value="0.355">
                <text:p>0.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6069">
                <text:p>0.6069</text:p>
              </table:table-cell>
              <table:table-cell office:value-type="float" office:value="0.0322">
                <text:p>0.0322</text:p>
              </table:table-cell>
              <table:table-cell office:value-type="float" office:value="0.3609">
                <text:p>0.3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6169">
                <text:p>0.6169</text:p>
              </table:table-cell>
              <table:table-cell office:value-type="float" office:value="0.0348">
                <text:p>0.0348</text:p>
              </table:table-cell>
              <table:table-cell office:value-type="float" office:value="0.3483">
                <text:p>0.3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6101">
                <text:p>0.6101</text:p>
              </table:table-cell>
              <table:table-cell office:value-type="float" office:value="0.035">
                <text:p>0.035</text:p>
              </table:table-cell>
              <table:table-cell office:value-type="float" office:value="0.3549">
                <text:p>0.3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6117">
                <text:p>0.6117</text:p>
              </table:table-cell>
              <table:table-cell office:value-type="float" office:value="0.0322">
                <text:p>0.0322</text:p>
              </table:table-cell>
              <table:table-cell office:value-type="float" office:value="0.3561">
                <text:p>0.3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6218">
                <text:p>0.6218</text:p>
              </table:table-cell>
              <table:table-cell office:value-type="float" office:value="0.031">
                <text:p>0.031</text:p>
              </table:table-cell>
              <table:table-cell office:value-type="float" office:value="0.3472">
                <text:p>0.3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6192">
                <text:p>0.6192</text:p>
              </table:table-cell>
              <table:table-cell office:value-type="float" office:value="0.0364">
                <text:p>0.0364</text:p>
              </table:table-cell>
              <table:table-cell office:value-type="float" office:value="0.3444">
                <text:p>0.3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6218">
                <text:p>0.6218</text:p>
              </table:table-cell>
              <table:table-cell office:value-type="float" office:value="0.0342">
                <text:p>0.0342</text:p>
              </table:table-cell>
              <table:table-cell office:value-type="float" office:value="0.344">
                <text:p>0.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6202">
                <text:p>0.6202</text:p>
              </table:table-cell>
              <table:table-cell office:value-type="float" office:value="0.0376">
                <text:p>0.0376</text:p>
              </table:table-cell>
              <table:table-cell office:value-type="float" office:value="0.3422">
                <text:p>0.3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6231">
                <text:p>0.6231</text:p>
              </table:table-cell>
              <table:table-cell office:value-type="float" office:value="0.031">
                <text:p>0.031</text:p>
              </table:table-cell>
              <table:table-cell office:value-type="float" office:value="0.3459">
                <text:p>0.3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6251">
                <text:p>0.6251</text:p>
              </table:table-cell>
              <table:table-cell office:value-type="float" office:value="0.038">
                <text:p>0.038</text:p>
              </table:table-cell>
              <table:table-cell office:value-type="float" office:value="0.3368">
                <text:p>0.3368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6275">
                <text:p>0.6275</text:p>
              </table:table-cell>
              <table:table-cell office:value-type="float" office:value="0.0322">
                <text:p>0.0322</text:p>
              </table:table-cell>
              <table:table-cell office:value-type="float" office:value="0.3403">
                <text:p>0.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6382">
                <text:p>0.6382</text:p>
              </table:table-cell>
              <table:table-cell office:value-type="float" office:value="0.032">
                <text:p>0.032</text:p>
              </table:table-cell>
              <table:table-cell office:value-type="float" office:value="0.3298">
                <text:p>0.3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6329">
                <text:p>0.6329</text:p>
              </table:table-cell>
              <table:table-cell office:value-type="float" office:value="0.0354">
                <text:p>0.0354</text:p>
              </table:table-cell>
              <table:table-cell office:value-type="float" office:value="0.3317">
                <text:p>0.3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6391">
                <text:p>0.6391</text:p>
              </table:table-cell>
              <table:table-cell office:value-type="float" office:value="0.0348">
                <text:p>0.0348</text:p>
              </table:table-cell>
              <table:table-cell office:value-type="float" office:value="0.3261">
                <text:p>0.3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6417">
                <text:p>0.6417</text:p>
              </table:table-cell>
              <table:table-cell office:value-type="float" office:value="0.0338">
                <text:p>0.0338</text:p>
              </table:table-cell>
              <table:table-cell office:value-type="float" office:value="0.3245">
                <text:p>0.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6456">
                <text:p>0.6456</text:p>
              </table:table-cell>
              <table:table-cell office:value-type="float" office:value="0.0332">
                <text:p>0.0332</text:p>
              </table:table-cell>
              <table:table-cell office:value-type="float" office:value="0.3212">
                <text:p>0.3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6469">
                <text:p>0.6469</text:p>
              </table:table-cell>
              <table:table-cell office:value-type="float" office:value="0.0352">
                <text:p>0.0352</text:p>
              </table:table-cell>
              <table:table-cell office:value-type="float" office:value="0.3179">
                <text:p>0.3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6503">
                <text:p>0.6503</text:p>
              </table:table-cell>
              <table:table-cell office:value-type="float" office:value="0.0324">
                <text:p>0.0324</text:p>
              </table:table-cell>
              <table:table-cell office:value-type="float" office:value="0.3173">
                <text:p>0.3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6578">
                <text:p>0.6578</text:p>
              </table:table-cell>
              <table:table-cell office:value-type="float" office:value="0.0326">
                <text:p>0.0326</text:p>
              </table:table-cell>
              <table:table-cell office:value-type="float" office:value="0.3096">
                <text:p>0.3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6525">
                <text:p>0.6525</text:p>
              </table:table-cell>
              <table:table-cell office:value-type="float" office:value="0.0354">
                <text:p>0.0354</text:p>
              </table:table-cell>
              <table:table-cell office:value-type="float" office:value="0.3121">
                <text:p>0.3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6663">
                <text:p>0.6663</text:p>
              </table:table-cell>
              <table:table-cell office:value-type="float" office:value="0.0314">
                <text:p>0.0314</text:p>
              </table:table-cell>
              <table:table-cell office:value-type="float" office:value="0.3023">
                <text:p>0.3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6616">
                <text:p>0.6616</text:p>
              </table:table-cell>
              <table:table-cell office:value-type="float" office:value="0.0334">
                <text:p>0.0334</text:p>
              </table:table-cell>
              <table:table-cell office:value-type="float" office:value="0.305">
                <text:p>0.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6782">
                <text:p>0.6782</text:p>
              </table:table-cell>
              <table:table-cell office:value-type="float" office:value="0.032">
                <text:p>0.032</text:p>
              </table:table-cell>
              <table:table-cell office:value-type="float" office:value="0.2898">
                <text:p>0.2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6742">
                <text:p>0.6742</text:p>
              </table:table-cell>
              <table:table-cell office:value-type="float" office:value="0.0318">
                <text:p>0.0318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6713">
                <text:p>0.6713</text:p>
              </table:table-cell>
              <table:table-cell office:value-type="float" office:value="0.0334">
                <text:p>0.0334</text:p>
              </table:table-cell>
              <table:table-cell office:value-type="float" office:value="0.2953">
                <text:p>0.2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6809">
                <text:p>0.6809</text:p>
              </table:table-cell>
              <table:table-cell office:value-type="float" office:value="0.0318">
                <text:p>0.0318</text:p>
              </table:table-cell>
              <table:table-cell office:value-type="float" office:value="0.2873">
                <text:p>0.2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6961">
                <text:p>0.6961</text:p>
              </table:table-cell>
              <table:table-cell office:value-type="float" office:value="0.0298">
                <text:p>0.0298</text:p>
              </table:table-cell>
              <table:table-cell office:value-type="float" office:value="0.2741">
                <text:p>0.2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7015">
                <text:p>0.7015</text:p>
              </table:table-cell>
              <table:table-cell office:value-type="float" office:value="0.0316">
                <text:p>0.0316</text:p>
              </table:table-cell>
              <table:table-cell office:value-type="float" office:value="0.2669">
                <text:p>0.2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7031">
                <text:p>0.7031</text:p>
              </table:table-cell>
              <table:table-cell office:value-type="float" office:value="0.0314">
                <text:p>0.0314</text:p>
              </table:table-cell>
              <table:table-cell office:value-type="float" office:value="0.2655">
                <text:p>0.2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7038">
                <text:p>0.7038</text:p>
              </table:table-cell>
              <table:table-cell office:value-type="float" office:value="0.0314">
                <text:p>0.0314</text:p>
              </table:table-cell>
              <table:table-cell office:value-type="float" office:value="0.2648">
                <text:p>0.2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7162">
                <text:p>0.7162</text:p>
              </table:table-cell>
              <table:table-cell office:value-type="float" office:value="0.03">
                <text:p>0.03</text:p>
              </table:table-cell>
              <table:table-cell office:value-type="float" office:value="0.2538">
                <text:p>0.2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7291">
                <text:p>0.7291</text:p>
              </table:table-cell>
              <table:table-cell office:value-type="float" office:value="0.0298">
                <text:p>0.0298</text:p>
              </table:table-cell>
              <table:table-cell office:value-type="float" office:value="0.2411">
                <text:p>0.2411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7256">
                <text:p>0.7256</text:p>
              </table:table-cell>
              <table:table-cell office:value-type="float" office:value="0.0284">
                <text:p>0.0284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7373">
                <text:p>0.7373</text:p>
              </table:table-cell>
              <table:table-cell office:value-type="float" office:value="0.0272">
                <text:p>0.0272</text:p>
              </table:table-cell>
              <table:table-cell office:value-type="float" office:value="0.2355">
                <text:p>0.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7459">
                <text:p>0.7459</text:p>
              </table:table-cell>
              <table:table-cell office:value-type="float" office:value="0.0268">
                <text:p>0.0268</text:p>
              </table:table-cell>
              <table:table-cell office:value-type="float" office:value="0.2273">
                <text:p>0.2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748">
                <text:p>0.748</text:p>
              </table:table-cell>
              <table:table-cell office:value-type="float" office:value="0.0304">
                <text:p>0.0304</text:p>
              </table:table-cell>
              <table:table-cell office:value-type="float" office:value="0.2216">
                <text:p>0.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7518">
                <text:p>0.7518</text:p>
              </table:table-cell>
              <table:table-cell office:value-type="float" office:value="0.028">
                <text:p>0.028</text:p>
              </table:table-cell>
              <table:table-cell office:value-type="float" office:value="0.2202">
                <text:p>0.2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7691">
                <text:p>0.7691</text:p>
              </table:table-cell>
              <table:table-cell office:value-type="float" office:value="0.0256">
                <text:p>0.0256</text:p>
              </table:table-cell>
              <table:table-cell office:value-type="float" office:value="0.2053">
                <text:p>0.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77">
                <text:p>0.77</text:p>
              </table:table-cell>
              <table:table-cell office:value-type="float" office:value="0.0262">
                <text:p>0.0262</text:p>
              </table:table-cell>
              <table:table-cell office:value-type="float" office:value="0.2038">
                <text:p>0.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7744">
                <text:p>0.7744</text:p>
              </table:table-cell>
              <table:table-cell office:value-type="float" office:value="0.0248">
                <text:p>0.0248</text:p>
              </table:table-cell>
              <table:table-cell office:value-type="float" office:value="0.2008">
                <text:p>0.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7866">
                <text:p>0.7866</text:p>
              </table:table-cell>
              <table:table-cell office:value-type="float" office:value="0.0256">
                <text:p>0.0256</text:p>
              </table:table-cell>
              <table:table-cell office:value-type="float" office:value="0.1878">
                <text:p>0.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7963">
                <text:p>0.7963</text:p>
              </table:table-cell>
              <table:table-cell office:value-type="float" office:value="0.0228">
                <text:p>0.0228</text:p>
              </table:table-cell>
              <table:table-cell office:value-type="float" office:value="0.1809">
                <text:p>0.1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034">
                <text:p>0.8034</text:p>
              </table:table-cell>
              <table:table-cell office:value-type="float" office:value="0.0226">
                <text:p>0.0226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8105">
                <text:p>0.8105</text:p>
              </table:table-cell>
              <table:table-cell office:value-type="float" office:value="0.0208">
                <text:p>0.0208</text:p>
              </table:table-cell>
              <table:table-cell office:value-type="float" office:value="0.1687">
                <text:p>0.1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8167">
                <text:p>0.8167</text:p>
              </table:table-cell>
              <table:table-cell office:value-type="float" office:value="0.0232">
                <text:p>0.0232</text:p>
              </table:table-cell>
              <table:table-cell office:value-type="float" office:value="0.1601">
                <text:p>0.1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8195">
                <text:p>0.8195</text:p>
              </table:table-cell>
              <table:table-cell office:value-type="float" office:value="0.0228">
                <text:p>0.0228</text:p>
              </table:table-cell>
              <table:table-cell office:value-type="float" office:value="0.1577">
                <text:p>0.1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825">
                <text:p>0.825</text:p>
              </table:table-cell>
              <table:table-cell office:value-type="float" office:value="0.0216">
                <text:p>0.0216</text:p>
              </table:table-cell>
              <table:table-cell office:value-type="float" office:value="0.1534">
                <text:p>0.1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8363">
                <text:p>0.8363</text:p>
              </table:table-cell>
              <table:table-cell office:value-type="float" office:value="0.0188">
                <text:p>0.0188</text:p>
              </table:table-cell>
              <table:table-cell office:value-type="float" office:value="0.1449">
                <text:p>0.1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8436">
                <text:p>0.8436</text:p>
              </table:table-cell>
              <table:table-cell office:value-type="float" office:value="0.0212">
                <text:p>0.0212</text:p>
              </table:table-cell>
              <table:table-cell office:value-type="float" office:value="0.1352">
                <text:p>0.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8457">
                <text:p>0.8457</text:p>
              </table:table-cell>
              <table:table-cell office:value-type="float" office:value="0.0206">
                <text:p>0.0206</text:p>
              </table:table-cell>
              <table:table-cell office:value-type="float" office:value="0.1337">
                <text:p>0.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8576">
                <text:p>0.8576</text:p>
              </table:table-cell>
              <table:table-cell office:value-type="float" office:value="0.0164">
                <text:p>0.0164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8747">
                <text:p>0.8747</text:p>
              </table:table-cell>
              <table:table-cell office:value-type="float" office:value="0.0144">
                <text:p>0.0144</text:p>
              </table:table-cell>
              <table:table-cell office:value-type="float" office:value="0.1109">
                <text:p>0.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8714">
                <text:p>0.8714</text:p>
              </table:table-cell>
              <table:table-cell office:value-type="float" office:value="0.0156">
                <text:p>0.0156</text:p>
              </table:table-cell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8758">
                <text:p>0.8758</text:p>
              </table:table-cell>
              <table:table-cell office:value-type="float" office:value="0.0144">
                <text:p>0.0144</text:p>
              </table:table-cell>
              <table:table-cell office:value-type="float" office:value="0.1098">
                <text:p>0.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8851">
                <text:p>0.8851</text:p>
              </table:table-cell>
              <table:table-cell office:value-type="float" office:value="0.0136">
                <text:p>0.0136</text:p>
              </table:table-cell>
              <table:table-cell office:value-type="float" office:value="0.1013">
                <text:p>0.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8969">
                <text:p>0.8969</text:p>
              </table:table-cell>
              <table:table-cell office:value-type="float" office:value="0.0098">
                <text:p>0.0098</text:p>
              </table:table-cell>
              <table:table-cell office:value-type="float" office:value="0.0933">
                <text:p>0.0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9026">
                <text:p>0.9026</text:p>
              </table:table-cell>
              <table:table-cell office:value-type="float" office:value="0.0104">
                <text:p>0.0104</text:p>
              </table:table-cell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908">
                <text:p>0.908</text:p>
              </table:table-cell>
              <table:table-cell office:value-type="float" office:value="0.0098">
                <text:p>0.0098</text:p>
              </table:table-cell>
              <table:table-cell office:value-type="float" office:value="0.0822">
                <text:p>0.0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9999">
                <text:p>0.849999</text:p>
              </table:table-cell>
              <table:table-cell office:value-type="float" office:value="0.9151">
                <text:p>0.9151</text:p>
              </table:table-cell>
              <table:table-cell office:value-type="float" office:value="0.0086">
                <text:p>0.0086</text:p>
              </table:table-cell>
              <table:table-cell office:value-type="float" office:value="0.0763">
                <text:p>0.0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9999">
                <text:p>0.859999</text:p>
              </table:table-cell>
              <table:table-cell office:value-type="float" office:value="0.9161">
                <text:p>0.9161</text:p>
              </table:table-cell>
              <table:table-cell office:value-type="float" office:value="0.0096">
                <text:p>0.0096</text:p>
              </table:table-cell>
              <table:table-cell office:value-type="float" office:value="0.0743">
                <text:p>0.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">
                <text:p>0.869999</text:p>
              </table:table-cell>
              <table:table-cell office:value-type="float" office:value="0.9294">
                <text:p>0.9294</text:p>
              </table:table-cell>
              <table:table-cell office:value-type="float" office:value="0.0072">
                <text:p>0.0072</text:p>
              </table:table-cell>
              <table:table-cell office:value-type="float" office:value="0.0634">
                <text:p>0.0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9999">
                <text:p>0.879999</text:p>
              </table:table-cell>
              <table:table-cell office:value-type="float" office:value="0.934">
                <text:p>0.934</text:p>
              </table:table-cell>
              <table:table-cell office:value-type="float" office:value="0.006">
                <text:p>0.0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9999">
                <text:p>0.889999</text:p>
              </table:table-cell>
              <table:table-cell office:value-type="float" office:value="0.9381">
                <text:p>0.9381</text:p>
              </table:table-cell>
              <table:table-cell office:value-type="float" office:value="0.0054">
                <text:p>0.0054</text:p>
              </table:table-cell>
              <table:table-cell office:value-type="float" office:value="0.0565">
                <text:p>0.0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">
                <text:p>0.899999</text:p>
              </table:table-cell>
              <table:table-cell office:value-type="float" office:value="0.9486">
                <text:p>0.9486</text:p>
              </table:table-cell>
              <table:table-cell office:value-type="float" office:value="0.004">
                <text:p>0.004</text:p>
              </table:table-cell>
              <table:table-cell office:value-type="float" office:value="0.0474">
                <text:p>0.0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">
                <text:p>0.909999</text:p>
              </table:table-cell>
              <table:table-cell office:value-type="float" office:value="0.9518">
                <text:p>0.9518</text:p>
              </table:table-cell>
              <table:table-cell office:value-type="float" office:value="0.0044">
                <text:p>0.0044</text:p>
              </table:table-cell>
              <table:table-cell office:value-type="float" office:value="0.0438">
                <text:p>0.0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9999">
                <text:p>0.919999</text:p>
              </table:table-cell>
              <table:table-cell office:value-type="float" office:value="0.9555">
                <text:p>0.9555</text:p>
              </table:table-cell>
              <table:table-cell office:value-type="float" office:value="0.004">
                <text:p>0.004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99">
                <text:p>0.929999</text:p>
              </table:table-cell>
              <table:table-cell office:value-type="float" office:value="0.9627">
                <text:p>0.9627</text:p>
              </table:table-cell>
              <table:table-cell office:value-type="float" office:value="0.0018">
                <text:p>0.0018</text:p>
              </table:table-cell>
              <table:table-cell office:value-type="float" office:value="0.0355">
                <text:p>0.0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9999">
                <text:p>0.939999</text:p>
              </table:table-cell>
              <table:table-cell office:value-type="float" office:value="0.9695">
                <text:p>0.9695</text:p>
              </table:table-cell>
              <table:table-cell office:value-type="float" office:value="0.002">
                <text:p>0.002</text:p>
              </table:table-cell>
              <table:table-cell office:value-type="float" office:value="0.0285">
                <text:p>0.0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">
                <text:p>0.949999</text:p>
              </table:table-cell>
              <table:table-cell office:value-type="float" office:value="0.9728">
                <text:p>0.9728</text:p>
              </table:table-cell>
              <table:table-cell office:value-type="float" office:value="0.0014">
                <text:p>0.0014</text:p>
              </table:table-cell>
              <table:table-cell office:value-type="float" office:value="0.0258">
                <text:p>0.0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9999">
                <text:p>0.959999</text:p>
              </table:table-cell>
              <table:table-cell office:value-type="float" office:value="0.9807">
                <text:p>0.9807</text:p>
              </table:table-cell>
              <table:table-cell office:value-type="float" office:value="0.0004">
                <text:p>0.0004</text:p>
              </table:table-cell>
              <table:table-cell office:value-type="float" office:value="0.0189">
                <text:p>0.0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9999">
                <text:p>0.969999</text:p>
              </table:table-cell>
              <table:table-cell office:value-type="float" office:value="0.9868">
                <text:p>0.9868</text:p>
              </table:table-cell>
              <table:table-cell office:value-type="float" office:value="0.0004">
                <text:p>0.0004</text:p>
              </table:table-cell>
              <table:table-cell office:value-type="float" office:value="0.0128">
                <text:p>0.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9999">
                <text:p>0.979999</text:p>
              </table:table-cell>
              <table:table-cell office:value-type="float" office:value="0.9902">
                <text:p>0.9902</text:p>
              </table:table-cell>
              <table:table-cell office:value-type="float" office:value="0">
                <text:p>0</text:p>
              </table:table-cell>
              <table:table-cell office:value-type="float" office:value="0.0098">
                <text:p>0.0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">
                <text:p>0.989999</text:p>
              </table:table-cell>
              <table:table-cell office:value-type="float" office:value="0.995">
                <text:p>0.99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